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Inventarlist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ICS + Komponenten</text:p>
          </table:table-cell>
          <table:table-cell table:number-columns-repeated="2"/>
          <table:table-cell table:style-name="ce2" office:value-type="string" calcext:value-type="string">
            <text:p>Widerstände</text:p>
          </table:table-cell>
          <table:table-cell table:number-columns-repeated="2"/>
          <table:table-cell table:style-name="ce2" office:value-type="string" calcext:value-type="string">
            <text:p>Kondensatoren</text:p>
          </table:table-cell>
          <table:table-cell table:number-columns-repeated="2"/>
          <table:table-cell table:style-name="ce2" office:value-type="string" calcext:value-type="string">
            <text:p>Sonsti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tage Regulator 3,3V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kOh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,2u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iftleiste 2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Voltage Regulatoren 5V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,6 kOh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n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nerdiod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Quarz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 kOh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7 uF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iftleisten 20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erminal-Blo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8,3 kOh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,1uF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minöse ICs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albbrücken (aktuell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0 kOh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u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iftleisten 10e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C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,5 kOh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,47 u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 uF Elektrolytko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,49 kOhm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Voltage Reg 3,3V Steckba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Voltage Reg 5V Steckba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ransistoren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Kab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tromsensor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teckblock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Jumper-Kapp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Kupfer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teckboar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iod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V Blockbatt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üster+Wagoklemm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5:13:14.399000000</meta:creation-date>
    <dc:date>2019-03-08T15:47:28.056000000</dc:date>
    <meta:editing-duration>PT2M33S</meta:editing-duration>
    <meta:editing-cycles>1</meta:editing-cycles>
    <meta:document-statistic meta:table-count="1" meta:cell-count="78" meta:object-count="0"/>
    <meta:generator>LibreOffice/6.1.3.2$Windows_X86_64 LibreOffice_project/86daf60bf00efa86ad547e59e09d6bb77c699acb</meta:generator>
  </office:meta>
</office:document-meta>
</file>